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Roboto Light1" svg:font-family="'Roboto Light'" style:font-pitch="variable"/>
    <style:font-face style:name="Roboto Light" svg:font-family="'Roboto Light'" style:font-adornments="Regular" style:font-pitch="variable"/>
    <style:font-face style:name="Bree Serif" svg:font-family="'Bree Serif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5f53" officeooo:paragraph-rsid="00134864" style:language-asian="ja" style:country-asian="JP"/>
    </style:style>
    <style:style style:name="P2" style:family="paragraph" style:parent-style-name="Standard">
      <style:paragraph-properties fo:line-height="100%"/>
      <style:text-properties officeooo:rsid="0010bd05" officeooo:paragraph-rsid="0010bd05" style:language-asian="ja" style:country-asian="JP"/>
    </style:style>
    <style:style style:name="P3" style:family="paragraph" style:parent-style-name="Standard">
      <style:paragraph-properties fo:text-align="center" style:justify-single-word="false"/>
      <style:text-properties style:font-name="Bree Serif" fo:font-size="28pt" fo:letter-spacing="-0.0071in" fo:font-weight="normal" officeooo:rsid="0010bd05" officeooo:paragraph-rsid="0010bd05" style:font-size-asian="28pt" style:language-asian="ja" style:country-asian="JP" style:font-weight-asian="normal" style:font-size-complex="28pt" style:font-weight-complex="normal"/>
    </style:style>
    <style:style style:name="P4" style:family="paragraph" style:parent-style-name="Standard">
      <style:paragraph-properties fo:line-height="150%" fo:text-align="end" style:justify-single-word="false"/>
      <style:text-properties style:font-name="Bree Serif" fo:font-size="10pt" officeooo:rsid="0010bd05" officeooo:paragraph-rsid="001309f8" style:font-size-asian="10pt" style:language-asian="ja" style:country-asian="JP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Bree Serif" fo:font-size="11pt" fo:letter-spacing="0.0043in" officeooo:rsid="0010bd05" officeooo:paragraph-rsid="0010bd05" style:font-size-asian="11pt" style:language-asian="ja" style:country-asian="JP" style:font-size-complex="11pt"/>
    </style:style>
    <style:style style:name="P6" style:family="paragraph" style:parent-style-name="Standard">
      <style:paragraph-properties fo:line-height="100%" fo:text-align="end" style:justify-single-word="false"/>
      <style:text-properties style:font-name="Bree Serif" fo:font-size="11pt" fo:letter-spacing="0.0043in" officeooo:rsid="0010bd05" officeooo:paragraph-rsid="0010bd05" style:font-size-asian="11pt" style:language-asian="ja" style:country-asian="JP" style:font-size-complex="11pt"/>
    </style:style>
    <style:style style:name="P7" style:family="paragraph" style:parent-style-name="Standard">
      <style:paragraph-properties fo:line-height="150%" fo:text-align="end" style:justify-single-word="false"/>
      <style:text-properties style:font-name="Bree Serif" fo:font-size="14pt" fo:letter-spacing="0.0043in" officeooo:rsid="0010bd05" officeooo:paragraph-rsid="0010bd05" style:font-size-asian="14pt" style:language-asian="ja" style:country-asian="JP" style:font-size-complex="14pt"/>
    </style:style>
    <style:style style:name="P8" style:family="paragraph" style:parent-style-name="Standard">
      <style:paragraph-properties fo:line-height="100%" fo:text-align="end" style:justify-single-word="false"/>
      <style:text-properties style:font-name="Bree Serif" fo:font-size="14pt" fo:letter-spacing="0.0043in" officeooo:rsid="0010bd05" officeooo:paragraph-rsid="001e7eea" style:font-size-asian="14pt" style:language-asian="ja" style:country-asian="JP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Bree Serif" fo:font-size="14pt" fo:letter-spacing="0.0043in" officeooo:rsid="001b9763" officeooo:paragraph-rsid="001b9763" style:font-size-asian="14pt" style:language-asian="ja" style:country-asian="JP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Bree Serif" fo:font-size="14pt" fo:letter-spacing="0.0043in" officeooo:rsid="0023ca0e" officeooo:paragraph-rsid="0023ca0e" style:font-size-asian="14pt" style:language-asian="ja" style:country-asian="JP" style:font-size-complex="14pt"/>
    </style:style>
    <style:style style:name="P11" style:family="paragraph" style:parent-style-name="Standard">
      <style:paragraph-properties fo:line-height="150%"/>
      <style:text-properties style:font-name="Bree Serif" fo:font-size="14pt" officeooo:rsid="00134864" officeooo:paragraph-rsid="00259bb6" style:font-size-asian="14pt" style:language-asian="ja" style:country-asian="JP" style:font-size-complex="14pt"/>
    </style:style>
    <style:style style:name="P12" style:family="paragraph" style:parent-style-name="Standard">
      <style:paragraph-properties fo:line-height="150%"/>
      <style:text-properties style:font-name="Bree Serif" fo:font-size="14pt" officeooo:rsid="00134864" officeooo:paragraph-rsid="00134864" style:font-size-asian="14pt" style:language-asian="ja" style:country-asian="JP" style:font-size-complex="14pt"/>
    </style:style>
    <style:style style:name="P13" style:family="paragraph" style:parent-style-name="Standard">
      <style:paragraph-properties fo:line-height="150%"/>
      <style:text-properties style:font-name="Bree Serif" fo:font-size="14pt" officeooo:rsid="00259bb6" officeooo:paragraph-rsid="00259bb6" style:font-size-asian="14pt" style:language-asian="ja" style:country-asian="JP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Bree Serif" fo:font-size="14pt" fo:letter-spacing="-0.0071in" officeooo:rsid="0010bd05" officeooo:paragraph-rsid="0010bd05" style:font-size-asian="14pt" style:language-asian="ja" style:country-asian="JP" style:font-size-complex="14pt"/>
    </style:style>
    <style:style style:name="P15" style:family="paragraph" style:parent-style-name="Standard">
      <style:paragraph-properties fo:line-height="150%" fo:text-align="end" style:justify-single-word="false"/>
      <style:text-properties style:font-name="Bree Serif" officeooo:rsid="001b9763" officeooo:paragraph-rsid="001b9763" style:language-asian="ja" style:country-asian="JP"/>
    </style:style>
    <style:style style:name="P16" style:family="paragraph" style:parent-style-name="Standard">
      <style:paragraph-properties fo:text-align="end" style:justify-single-word="false"/>
      <style:text-properties style:font-name="Roboto Light1" fo:font-size="10pt" officeooo:rsid="0010bd05" officeooo:paragraph-rsid="0010bd05" style:font-size-asian="10pt" style:language-asian="ja" style:country-asian="JP" style:font-size-complex="10pt"/>
    </style:style>
    <style:style style:name="P17" style:family="paragraph" style:parent-style-name="Standard">
      <style:paragraph-properties fo:line-height="100%" fo:text-align="end" style:justify-single-word="false"/>
      <style:text-properties style:font-name="Roboto Light1" fo:font-size="10pt" officeooo:rsid="0010bd05" officeooo:paragraph-rsid="0010bd05" style:font-size-asian="10pt" style:language-asian="ja" style:country-asian="JP" style:font-size-complex="10pt"/>
    </style:style>
    <style:style style:name="P18" style:family="paragraph" style:parent-style-name="Standard">
      <style:paragraph-properties fo:line-height="100%" fo:text-align="end" style:justify-single-word="false"/>
      <style:text-properties style:font-name="Roboto Light1" fo:font-size="10pt" officeooo:rsid="0010bd05" officeooo:paragraph-rsid="001309f8" style:font-size-asian="10pt" style:language-asian="ja" style:country-asian="JP" style:font-size-complex="10pt"/>
    </style:style>
    <style:style style:name="P19" style:family="paragraph" style:parent-style-name="Standard">
      <style:paragraph-properties fo:line-height="100%" fo:text-align="end" style:justify-single-word="false"/>
      <style:text-properties style:font-name="Roboto Light1" fo:font-size="10pt" officeooo:rsid="0010bd05" officeooo:paragraph-rsid="001e7eea" style:font-size-asian="10pt" style:language-asian="ja" style:country-asian="JP" style:font-size-complex="10pt"/>
    </style:style>
    <style:style style:name="P20" style:family="paragraph" style:parent-style-name="Standard">
      <style:paragraph-properties fo:line-height="150%" fo:text-align="end" style:justify-single-word="false"/>
      <style:text-properties style:font-name="Roboto Light1" fo:font-size="10pt" officeooo:rsid="0010bd05" officeooo:paragraph-rsid="0010bd05" style:font-size-asian="10pt" style:language-asian="ja" style:country-asian="JP" style:font-size-complex="10pt"/>
    </style:style>
    <style:style style:name="P21" style:family="paragraph" style:parent-style-name="Standard">
      <style:paragraph-properties fo:line-height="150%" fo:text-align="end" style:justify-single-word="false"/>
      <style:text-properties style:font-name="Roboto Light1" fo:font-size="10pt" officeooo:rsid="0010bd05" officeooo:paragraph-rsid="001e7eea" style:font-size-asian="10pt" style:language-asian="ja" style:country-asian="JP" style:font-size-complex="10pt"/>
    </style:style>
    <style:style style:name="P22" style:family="paragraph" style:parent-style-name="Standard">
      <style:paragraph-properties fo:line-height="150%"/>
      <style:text-properties style:font-name="Roboto Light1" fo:font-size="11pt" officeooo:rsid="00134864" officeooo:paragraph-rsid="00259bb6" style:font-size-asian="11pt" style:language-asian="ja" style:country-asian="JP" style:font-size-complex="11pt"/>
    </style:style>
    <style:style style:name="P23" style:family="paragraph" style:parent-style-name="Standard">
      <style:text-properties style:font-name="Arial" fo:font-size="11pt" officeooo:rsid="00134864" officeooo:paragraph-rsid="00134864" style:font-size-asian="11pt" style:language-asian="ja" style:country-asian="JP" style:font-size-complex="11pt"/>
    </style:style>
    <style:style style:name="P24" style:family="paragraph" style:parent-style-name="Standard">
      <style:paragraph-properties fo:line-height="150%"/>
      <style:text-properties style:font-name="Arial" fo:font-size="11pt" officeooo:rsid="00134864" officeooo:paragraph-rsid="00134864" style:font-size-asian="11pt" style:language-asian="ja" style:country-asian="JP" style:font-size-complex="11pt"/>
    </style:style>
    <style:style style:name="P25" style:family="paragraph" style:parent-style-name="Standard">
      <style:text-properties style:font-name="Arial" officeooo:rsid="00135f53" officeooo:paragraph-rsid="00138959" style:language-asian="ja" style:country-asian="JP"/>
    </style:style>
    <style:style style:name="P26" style:family="paragraph" style:parent-style-name="Standard">
      <style:text-properties style:font-name="Arial" officeooo:rsid="00167538" officeooo:paragraph-rsid="00167538" style:language-asian="ja" style:country-asian="JP"/>
    </style:style>
    <style:style style:name="P27" style:family="paragraph" style:parent-style-name="Standard">
      <style:text-properties style:font-name="Arial" officeooo:rsid="0019a10e" officeooo:paragraph-rsid="0019a10e" style:language-asian="ja" style:country-asian="JP"/>
    </style:style>
    <style:style style:name="P28" style:family="paragraph" style:parent-style-name="Standard">
      <style:text-properties style:font-name="Arial" officeooo:rsid="001b9763" officeooo:paragraph-rsid="001b9763" style:language-asian="ja" style:country-asian="JP"/>
    </style:style>
    <style:style style:name="P29" style:family="paragraph" style:parent-style-name="Standard">
      <style:text-properties style:font-name="Arial" officeooo:rsid="001bdb59" officeooo:paragraph-rsid="001bdb59" style:language-asian="ja" style:country-asian="JP"/>
    </style:style>
    <style:style style:name="P30" style:family="paragraph" style:parent-style-name="Standard">
      <style:paragraph-properties fo:line-height="150%"/>
      <style:text-properties style:font-name="Roboto Light" fo:font-size="11pt" officeooo:rsid="00135f53" officeooo:paragraph-rsid="00138959" style:font-size-asian="11pt" style:language-asian="ja" style:country-asian="JP" style:font-size-complex="11pt"/>
    </style:style>
    <style:style style:name="P31" style:family="paragraph" style:parent-style-name="Standard">
      <style:text-properties style:font-name="Roboto Light" fo:font-size="11pt" officeooo:rsid="00135f53" officeooo:paragraph-rsid="00134864" style:font-size-asian="11pt" style:language-asian="ja" style:country-asian="JP" style:font-size-complex="11pt"/>
    </style:style>
    <style:style style:name="P32" style:family="paragraph" style:parent-style-name="Standard">
      <style:paragraph-properties fo:line-height="150%"/>
      <style:text-properties style:font-name="Roboto Light" fo:font-size="11pt" officeooo:rsid="00158621" officeooo:paragraph-rsid="00158621" style:font-size-asian="11pt" style:language-asian="ja" style:country-asian="JP" style:font-size-complex="11pt"/>
    </style:style>
    <style:style style:name="P33" style:family="paragraph" style:parent-style-name="Standard">
      <style:paragraph-properties fo:line-height="100%"/>
      <style:text-properties style:font-name="Roboto Light" fo:font-size="10.5pt" officeooo:rsid="001edc10" officeooo:paragraph-rsid="001edc10" style:font-size-asian="10.5pt" style:language-asian="ja" style:country-asian="JP" style:font-size-complex="10.5pt"/>
    </style:style>
    <style:style style:name="P34" style:family="paragraph" style:parent-style-name="Standard">
      <style:paragraph-properties fo:line-height="150%"/>
      <style:text-properties style:font-name="Roboto Light" officeooo:rsid="00259bb6" officeooo:paragraph-rsid="00259bb6" style:language-asian="ja" style:country-asian="JP"/>
    </style:style>
    <style:style style:name="P35" style:family="paragraph" style:parent-style-name="Standard">
      <style:paragraph-properties fo:line-height="150%"/>
      <style:text-properties officeooo:paragraph-rsid="00134864"/>
    </style:style>
    <style:style style:name="P36" style:family="paragraph" style:parent-style-name="Text_20_body">
      <style:paragraph-properties fo:line-height="100%" fo:text-align="end" style:justify-single-word="false"/>
      <style:text-properties style:font-name="Roboto Light1" fo:font-size="10pt" officeooo:rsid="0010bd05" officeooo:paragraph-rsid="0023ca0e" style:font-size-asian="10pt" style:language-asian="ja" style:country-asian="JP" style:font-size-complex="10pt"/>
    </style:style>
    <style:style style:name="P37" style:family="paragraph" style:parent-style-name="Standard">
      <style:text-properties style:font-name="Arial" officeooo:rsid="00158621" officeooo:paragraph-rsid="00158621" style:language-asian="ja" style:country-asian="JP"/>
    </style:style>
    <style:style style:name="P38" style:family="paragraph" style:parent-style-name="Standard">
      <style:paragraph-properties fo:line-height="100%"/>
      <style:text-properties style:font-name="Roboto Light" fo:font-size="11pt" officeooo:rsid="00158621" officeooo:paragraph-rsid="00158621" style:font-size-asian="11pt" style:language-asian="ja" style:country-asian="JP" style:font-size-complex="11pt"/>
    </style:style>
    <style:style style:name="P39" style:family="paragraph" style:parent-style-name="Standard" style:list-style-name="L1">
      <style:paragraph-properties fo:line-height="100%"/>
      <style:text-properties style:font-name="Roboto Light" fo:font-size="10.5pt" officeooo:rsid="00158621" officeooo:paragraph-rsid="00158621" style:font-size-asian="10.5pt" style:language-asian="ja" style:country-asian="JP" style:font-size-complex="10.5pt"/>
    </style:style>
    <style:style style:name="P40" style:family="paragraph" style:parent-style-name="Standard" style:list-style-name="L1">
      <style:paragraph-properties fo:line-height="100%"/>
      <style:text-properties style:font-name="Roboto Light" fo:font-size="10.5pt" officeooo:rsid="0019a10e" officeooo:paragraph-rsid="001b9763" style:font-size-asian="10.5pt" style:language-asian="ja" style:country-asian="JP" style:font-size-complex="10.5pt"/>
    </style:style>
    <style:style style:name="P41" style:family="paragraph" style:parent-style-name="Standard" style:list-style-name="L1">
      <style:paragraph-properties fo:line-height="100%"/>
      <style:text-properties style:font-name="Roboto Light" fo:font-size="10.5pt" officeooo:rsid="0019a10e" officeooo:paragraph-rsid="0019a10e" style:font-size-asian="10.5pt" style:language-asian="ja" style:country-asian="JP" style:font-size-complex="10.5pt"/>
    </style:style>
    <style:style style:name="P42" style:family="paragraph" style:parent-style-name="Standard" style:list-style-name="L1">
      <style:paragraph-properties fo:line-height="100%"/>
      <style:text-properties style:font-name="Roboto Light" fo:font-size="10.5pt" officeooo:rsid="001edc10" officeooo:paragraph-rsid="001edc10" style:font-size-asian="10.5pt" style:language-asian="ja" style:country-asian="JP" style:font-size-complex="10.5pt"/>
    </style:style>
    <style:style style:name="P43" style:family="paragraph">
      <style:paragraph-properties fo:text-align="center"/>
    </style:style>
    <style:style style:name="T1" style:family="text">
      <style:text-properties style:font-name="Roboto Light1"/>
    </style:style>
    <style:style style:name="T2" style:family="text">
      <style:text-properties style:font-name="Roboto Light1" officeooo:rsid="001309f8"/>
    </style:style>
    <style:style style:name="T3" style:family="text">
      <style:text-properties officeooo:rsid="00110f7c"/>
    </style:style>
    <style:style style:name="T4" style:family="text">
      <style:text-properties officeooo:rsid="0014be86"/>
    </style:style>
    <style:style style:name="T5" style:family="text">
      <style:text-properties officeooo:rsid="0023ca0e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23ca0e" style:font-size-asian="11pt" style:font-size-complex="11pt"/>
    </style:style>
    <style:style style:name="T8" style:family="text">
      <style:text-properties fo:font-size="11pt" officeooo:rsid="0025a3cc" style:font-size-asian="11pt" style:font-size-complex="11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2664*" fo:start-indent="0in" fo:end-indent="0.05in"/>
          <style:column style:rel-width="1512*" fo:start-indent="0.05in" fo:end-indent="0.05in"/>
          <style:column style:rel-width="6912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1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in" fo:text-indent="-0.5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201in" svg:stroke-color="#000000" draw:marker-start-width="0.2in" draw:marker-end-width="0.2in" svg:stroke-opacity="50%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3.3693in" svg:y="1.5736in" svg:width="4.7154in" svg:height="0.4799in" draw:z-index="0">
        <draw:text-box>
          <text:p text:style-name="P25">Bachelor of Science in Biology</text:p>
          <text:p text:style-name="P30">University of Oregon, <text:span text:style-name="T5">3.5 GPA</text:span></text:p>
        </draw:text-box>
      </draw:frame>
      <draw:frame draw:style-name="fr1" draw:name="Frame3" text:anchor-type="page" text:anchor-page-number="1" svg:x="3.3646in" svg:y="4.0728in" svg:width="4.7201in" svg:height="1.3764in" draw:z-index="1">
        <draw:text-box>
          <text:p text:style-name="P37">Bioinformatics Research Assistant</text:p>
          <text:p text:style-name="P38">University of Oregon Institute of Neuroscience</text:p>
          <text:list xml:id="list5827077357739268688" text:style-name="L1">
            <text:list-item>
              <text:p text:style-name="P39">Designed and created a GUI data parser in Python</text:p>
            </text:list-item>
            <text:list-item>
              <text:p text:style-name="P39">Analyzes transcriptome of Cuttlefish (over 1 million entries)</text:p>
            </text:list-item>
            <text:list-item>
              <text:p text:style-name="P39">Elegant interface providing efficient search and graph/chart output</text:p>
            </text:list-item>
            <text:list-item>
              <text:p text:style-name="P39">Utilizes Tkinter, Pandas, Matplotlib and Regular Expressions</text:p>
            </text:list-item>
          </text:list>
          <text:p text:style-name="P32"/>
        </draw:text-box>
      </draw:frame>
      <draw:frame draw:style-name="fr1" draw:name="Frame6" text:anchor-type="page" text:anchor-page-number="1" svg:x="3.3543in" svg:y="8.1016in" svg:width="4.7201in" svg:height="0.65in" draw:z-index="2">
        <draw:text-box>
          <text:p text:style-name="P28">Personal Website/Portfolio</text:p>
          <text:list xml:id="list211625544163342" text:continue-numbering="true" text:style-name="L1">
            <text:list-item>
              <text:p text:style-name="P40">Personal website and portfolio hosted on Github Pages</text:p>
            </text:list-item>
            <text:list-item>
              <text:p text:style-name="P40">Handcrafted from the ground up using HTML5, CSS3 and JavaScript </text:p>
            </text:list-item>
          </text:list>
          <text:p text:style-name="P32"/>
        </draw:text-box>
      </draw:frame>
      <draw:frame draw:style-name="fr1" draw:name="Frame7" text:anchor-type="page" text:anchor-page-number="1" svg:x="3.3543in" svg:y="8.8028in" svg:width="4.7201in" svg:height="0.8984in" draw:z-index="3">
        <draw:text-box>
          <text:p text:style-name="P29">Microblogger</text:p>
          <text:list xml:id="list211625560163750" text:continue-numbering="true" text:style-name="L1">
            <text:list-item>
              <text:p text:style-name="P41">Fully-featured blogging CMS hosted on Heroku</text:p>
            </text:list-item>
            <text:list-item>
              <text:p text:style-name="P41">Created with Django, PostgreSQL, HTML5, CSS3, and JavaScript</text:p>
            </text:list-item>
            <text:list-item>
              <text:p text:style-name="P41">Authentication, post/comment create/edit/delete, searchbar </text:p>
            </text:list-item>
          </text:list>
          <text:p text:style-name="P32"/>
        </draw:text-box>
      </draw:frame>
      <draw:frame draw:style-name="fr1" draw:name="Frame8" text:anchor-type="page" text:anchor-page-number="1" svg:x="3.3543in" svg:y="9.7008in" svg:width="4.7201in" svg:height="0.6701in" draw:z-index="4">
        <draw:text-box>
          <text:p text:style-name="P29">Wa-Tor</text:p>
          <text:list xml:id="list211625560153511" text:continue-numbering="true" text:style-name="L1">
            <text:list-item>
              <text:p text:style-name="P41">Population dynamics simulation in Python with pygame</text:p>
            </text:list-item>
            <text:list-item>
              <text:p text:style-name="P41">Utilizes OOP design principles and event-driven game logic</text:p>
            </text:list-item>
          </text:list>
          <text:p text:style-name="P32"/>
        </draw:text-box>
      </draw:frame>
      <draw:frame draw:style-name="fr1" draw:name="Frame2" text:anchor-type="page" text:anchor-page-number="1" svg:x="3.3646in" svg:y="2.1154in" svg:width="4.7201in" svg:height="1.5in" draw:z-index="6">
        <draw:text-box>
          <text:p text:style-name="P25">Extracurricular Studies in Computer Science</text:p>
          <text:list xml:id="list211625560159990" text:continue-numbering="true" text:style-name="L1">
            <text:list-item>
              <text:p text:style-name="P42">University of California, Berkeley</text:p>
            </text:list-item>
          </text:list>
          <text:p text:style-name="P33"><text:s text:c="7"/><text:span text:style-name="T9">CS <text:s/>61A: Structure and Interpretation of Computer Programs</text:span></text:p>
          <text:list xml:id="list211625560154116" text:continue-numbering="true" text:style-name="L1">
            <text:list-item>
              <text:p text:style-name="P42">University of Helsinki</text:p>
            </text:list-item>
          </text:list>
          <text:p text:style-name="P33"><text:s text:c="7"/><text:span text:style-name="T9">Object-Oriented Programming with Java</text:span></text:p>
          <text:list xml:id="list211625560161047" text:continue-numbering="true" text:style-name="L1">
            <text:list-item>
              <text:p text:style-name="P42">Princeton University</text:p>
            </text:list-item>
          </text:list>
          <text:p text:style-name="P33"><text:s text:c="7"/><text:span text:style-name="T9">Algorithms and Data Structures</text:span></text:p>
        </draw:text-box>
      </draw:frame>
      <draw:frame draw:style-name="fr1" draw:name="Frame4" text:anchor-type="page" text:anchor-page-number="1" svg:x="3.3543in" svg:y="6.2646in" svg:width="4.7201in" svg:height="0.8201in" draw:z-index="7">
        <draw:text-box>
          <text:p text:style-name="P26">Flicker</text:p>
          <text:list xml:id="list211625560164248" text:continue-numbering="true" text:style-name="L1">
            <text:list-item>
              <text:p text:style-name="P41">Fully-featured Roguelike coded in Java</text:p>
            </text:list-item>
            <text:list-item>
              <text:p text:style-name="P41">Implemented in depth using OOP design principles</text:p>
            </text:list-item>
            <text:list-item>
              <text:p text:style-name="P41">Sprite rendering/animation, game design fundamentals</text:p>
            </text:list-item>
          </text:list>
          <text:p text:style-name="P32"/>
        </draw:text-box>
      </draw:frame>
      <draw:frame draw:style-name="fr1" draw:name="Frame5" text:anchor-type="page" text:anchor-page-number="1" svg:x="3.3543in" svg:y="7.1638in" svg:width="4.7201in" svg:height="0.8134in" draw:z-index="8">
        <draw:text-box>
          <text:p text:style-name="P27">Cartographer</text:p>
          <text:list xml:id="list211625560156061" text:continue-numbering="true" text:style-name="L1">
            <text:list-item>
              <text:p text:style-name="P41">Cave, maze and dungeon creator via cellular automata, coded in Java</text:p>
            </text:list-item>
            <text:list-item>
              <text:p text:style-name="P41">Swing GUI with varied construction options</text:p>
            </text:list-item>
            <text:list-item>
              <text:p text:style-name="P41">Utilizes threads, interfaces and clean separation of responsibilities</text:p>
            </text:list-item>
          </text:list>
          <text:p text:style-name="P32"/>
        </draw:text-box>
      </draw:frame>
      <draw:frame draw:style-name="fr1" draw:name="Frame9" text:anchor-type="page" text:anchor-page-number="1" svg:x="2.3335in" svg:y="1.5736in" svg:width="0.8807in" svg:height="0.4799in" draw:z-index="10">
        <draw:text-box>
          <text:p text:style-name="P34"><text:span text:style-name="T7">2</text:span><text:span text:style-name="T6">015</text:span></text:p>
        </draw:text-box>
      </draw:frame>
      <draw:frame draw:style-name="fr1" draw:name="Frame10" text:anchor-type="page" text:anchor-page-number="1" svg:x="2.3335in" svg:y="2.1154in" svg:width="0.8807in" svg:height="0.5008in" draw:z-index="11">
        <draw:text-box>
          <text:p text:style-name="P34"><text:span text:style-name="T7">2</text:span><text:span text:style-name="T6">015</text:span></text:p>
        </draw:text-box>
      </draw:frame>
      <draw:frame draw:style-name="fr1" draw:name="Frame11" text:anchor-type="page" text:anchor-page-number="1" svg:x="2.3335in" svg:y="3.6571in" svg:width="0.95in" svg:height="0.311in" draw:z-index="12">
        <draw:text-box>
          <text:p text:style-name="P11">experience</text:p>
        </draw:text-box>
      </draw:frame>
      <draw:frame draw:style-name="fr1" draw:name="Frame12" text:anchor-type="page" text:anchor-page-number="1" svg:x="2.3402in" svg:y="4.0736in" svg:width="0.8807in" svg:height="0.4799in" draw:z-index="13">
        <draw:text-box>
          <text:p text:style-name="P22"><text:span text:style-name="T6">2</text:span>015</text:p>
        </draw:text-box>
      </draw:frame>
      <draw:frame draw:style-name="fr1" draw:name="Frame13" text:anchor-type="page" text:anchor-page-number="1" svg:x="2.3402in" svg:y="5.8654in" svg:width="0.95in" svg:height="0.311in" draw:z-index="14">
        <draw:text-box>
          <text:p text:style-name="P13">projects</text:p>
        </draw:text-box>
      </draw:frame>
      <draw:frame draw:style-name="fr1" draw:name="Frame14" text:anchor-type="page" text:anchor-page-number="1" svg:x="2.3402in" svg:y="6.2591in" svg:width="0.8807in" svg:height="0.4799in" draw:z-index="15">
        <draw:text-box>
          <text:p text:style-name="P34"><text:span text:style-name="T7">2</text:span><text:span text:style-name="T6">015</text:span></text:p>
        </draw:text-box>
      </draw:frame>
      <draw:frame draw:style-name="fr1" draw:name="Frame15" text:anchor-type="page" text:anchor-page-number="1" svg:x="2.3402in" svg:y="7.1654in" svg:width="0.8807in" svg:height="0.4799in" draw:z-index="16">
        <draw:text-box>
          <text:p text:style-name="P34"><text:span text:style-name="T7">2</text:span><text:span text:style-name="T6">015</text:span></text:p>
        </draw:text-box>
      </draw:frame>
      <draw:frame draw:style-name="fr1" draw:name="Frame16" text:anchor-type="page" text:anchor-page-number="1" svg:x="2.3402in" svg:y="8.1134in" svg:width="0.8807in" svg:height="0.4799in" draw:z-index="17">
        <draw:text-box>
          <text:p text:style-name="P34"><text:span text:style-name="T7">2</text:span><text:span text:style-name="T6">01</text:span><text:span text:style-name="T8">4</text:span></text:p>
        </draw:text-box>
      </draw:frame>
      <draw:frame draw:style-name="fr1" draw:name="Frame17" text:anchor-type="page" text:anchor-page-number="1" svg:x="2.3402in" svg:y="8.8008in" svg:width="0.8807in" svg:height="0.4799in" draw:z-index="18">
        <draw:text-box>
          <text:p text:style-name="P34"><text:span text:style-name="T7">2</text:span><text:span text:style-name="T6">01</text:span><text:span text:style-name="T8">4</text:span></text:p>
        </draw:text-box>
      </draw:frame>
      <draw:frame draw:style-name="fr1" draw:name="Frame18" text:anchor-type="page" text:anchor-page-number="1" svg:x="2.3402in" svg:y="9.6965in" svg:width="0.8807in" svg:height="0.4799in" draw:z-index="19">
        <draw:text-box>
          <text:p text:style-name="P34"><text:span text:style-name="T7">2</text:span><text:span text:style-name="T6">01</text:span><text:span text:style-name="T8">4</text:span></text:p>
        </draw:text-box>
      </draw:frame>
      <text:section text:style-name="Sect1" text:name="Header">
        <text:p text:style-name="P3">Galen Scovell</text:p>
        <text:p text:style-name="P14"><draw:line text:anchor-type="paragraph" draw:z-index="5" draw:style-name="gr1" draw:text-style-name="P43" svg:x1="1.85in" svg:y1="0.302in" svg:x2="1.8555in" svg:y2="9.5417in"><text:p/></draw:line><text:span text:style-name="T4">Entry-level </text:span>Developer</text:p>
      </text:section>
      <text:section text:style-name="Sect2" text:name="Body">
        <text:p text:style-name="P7"><draw:line text:anchor-type="paragraph" draw:z-index="9" draw:style-name="gr1" draw:text-style-name="P43" svg:x1="0.1047in" svg:y1="0.0382in" svg:x2="7.615in" svg:y2="0.0382in"><text:p/></draw:line><text:span text:style-name="T3">c</text:span>ontact</text:p>
        <text:p text:style-name="P5">phone</text:p>
        <text:p text:style-name="P20">(541) 933 0048</text:p>
        <text:p text:style-name="P6">web</text:p>
        <text:p text:style-name="P17">galenscovell.github.io</text:p>
        <text:p text:style-name="P20">galen.scovell@gmail.com</text:p>
        <text:p text:style-name="P5">profiles</text:p>
        <text:p text:style-name="P16">github.com/galenscovell</text:p>
        <text:p text:style-name="P16">linkedin.com/in/galenscovell</text:p>
        <text:p text:style-name="P15"/>
        <text:p text:style-name="P9">skills</text:p>
        <text:p text:style-name="P5">languages</text:p>
        <text:p text:style-name="P18">Java, Python,</text:p>
        <text:p text:style-name="P4"><text:span text:style-name="T2">Ruby,</text:span><text:span text:style-name="T1"> JavaScript</text:span></text:p>
        <text:p text:style-name="P6">web</text:p>
        <text:p text:style-name="P20">HTML/CSS, Django, Sinatra</text:p>
        <text:p text:style-name="P5">other</text:p>
        <text:p text:style-name="P16">PostgreSQL, Git</text:p>
        <text:p text:style-name="P21"/>
        <text:p text:style-name="P10">interests</text:p>
        <text:p text:style-name="P36">Full-stack web development, computational biology, bioinformatics, game design, learning and applying new technologies</text:p>
        <text:p text:style-name="P19"/>
        <text:p text:style-name="P19"/>
        <text:p text:style-name="P8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5"/>
        <text:p text:style-name="P35"/>
        <text:p text:style-name="P12">education</text:p>
        <text:p text:style-name="P24"/>
        <text:p text:style-name="P23"/>
        <text:p text:style-name="P23"/>
        <text:p text:style-name="P23"/>
        <text:p text:style-name="P23"/>
        <text:p text:style-name="P24"/>
        <text:p text:style-name="P23"/>
        <text:p text:style-name="P23"/>
        <text:p text:style-name="P23"/>
        <text:p text:style-name="P23"/>
        <text:p text:style-name="P23"/>
        <text:p text:style-name="P23"/>
        <text:p text:style-name="P31"/>
        <text:p text:style-name="P3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Roboto Light1" svg:font-family="'Roboto Light'" style:font-pitch="variable"/>
    <style:font-face style:name="Roboto Light" svg:font-family="'Roboto Light'" style:font-adornments="Regular" style:font-pitch="variable"/>
    <style:font-face style:name="Bree Serif" svg:font-family="'Bree Serif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1:36:39.413000000</meta:creation-date>
    <dc:date>2015-04-06T21:16:25.462000000</dc:date>
    <meta:editing-duration>PT2H31M36S</meta:editing-duration>
    <meta:editing-cycles>34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65" meta:word-count="253" meta:character-count="1873" meta:non-whitespace-character-count="1681"/>
  </office:meta>
</office:document-meta>
</file>